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ato" svg:font-family="Lato, sans-serif"/>
    <style:font-face style:name="alArial" svg:font-family="alAria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1">
      <style:paragraph-properties fo:line-height="150%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Heading_20_3">
      <style:paragraph-properties fo:margin-left="0cm" fo:margin-right="0cm" fo:margin-top="0cm" fo:margin-bottom="0cm" loext:contextual-spacing="false" fo:line-height="150%" fo:orphans="2" fo:widows="2" fo:text-indent="0cm" style:auto-text-indent="false" fo:padding="0cm" fo:border="none"/>
      <style:text-properties fo:color="#000000" style:font-name="Arial" fo:font-size="10pt" style:font-size-asian="10pt" style:font-size-complex="10pt"/>
    </style:style>
    <style:style style:name="P3" style:family="paragraph" style:parent-style-name="Standard">
      <style:paragraph-properties fo:line-height="150%"/>
      <style:text-properties fo:color="#000000" style:font-name="Arial" fo:font-size="10pt" style:font-size-asian="10pt" style:font-size-complex="10pt"/>
    </style:style>
    <style:style style:name="P4" style:family="paragraph" style:parent-style-name="Text_20_body">
      <style:paragraph-properties fo:margin-left="0cm" fo:margin-right="0cm" fo:margin-top="0cm" fo:margin-bottom="0cm" loext:contextual-spacing="false" fo:line-height="150%" fo:orphans="2" fo:widows="2" fo:text-indent="0cm" style:auto-text-indent="false" fo:padding="0cm" fo:border="none"/>
      <style:text-properties officeooo:paragraph-rsid="0016929b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150%" fo:orphans="2" fo:widows="2" fo:text-indent="0cm" style:auto-text-indent="false" fo:padding="0cm" fo:border="none"/>
      <style:text-properties officeooo:paragraph-rsid="0017883d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50%" fo:orphans="2" fo:widows="2" fo:text-indent="0cm" style:auto-text-indent="false" fo:padding="0cm" fo:border="none"/>
      <style:text-properties fo:font-weight="bold" officeooo:rsid="0017883d" officeooo:paragraph-rsid="0017883d" style:font-weight-asian="bold" style:font-weight-complex="bold"/>
    </style:style>
    <style:style style:name="T1" style:family="text">
      <style:text-properties fo:font-variant="normal" fo:text-transform="none" fo:letter-spacing="normal" fo:font-style="normal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letter-spacing="normal" fo:font-style="normal" officeooo:rsid="0016929b"/>
    </style:style>
    <style:style style:name="T4" style:family="text">
      <style:text-properties fo:font-variant="normal" fo:text-transform="none" fo:color="#000000" style:font-name="Arial" fo:font-size="10pt" fo:letter-spacing="normal" fo:font-style="normal" fo:font-weight="normal" style:font-size-asian="10pt" style:font-size-complex="10pt"/>
    </style:style>
    <style:style style:name="T5" style:family="text">
      <style:text-properties fo:font-variant="normal" fo:text-transform="none" fo:color="#000000" style:font-name="Arial" fo:font-size="10pt" fo:letter-spacing="normal" fo:font-style="normal" fo:font-weight="normal" officeooo:rsid="0016929b" style:font-size-asian="10pt" style:font-size-complex="10pt"/>
    </style:style>
    <style:style style:name="T6" style:family="text">
      <style:text-properties fo:font-variant="normal" fo:text-transform="none" fo:color="#000000" style:font-name="Arial" fo:font-size="10pt" fo:letter-spacing="normal" fo:font-style="normal" fo:font-weight="normal" officeooo:rsid="0017883d" style:font-size-asian="10pt" style:font-size-complex="10pt"/>
    </style:style>
    <style:style style:name="T7" style:family="text">
      <style:text-properties fo:font-variant="normal" fo:text-transform="none" fo:color="#000000" style:font-name="Arial" fo:font-size="10pt" fo:letter-spacing="normal" fo:font-style="normal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Mobil</text:span><text:span text:style-name="T3">er</text:span><text:span text:style-name="T1"> Check-up</text:span></text:h>
      <text:h text:style-name="P2" text:outline-level="3"><text:span text:style-name="T2">Medizinischer Gesundheitscheck für Mitarbeiter*innen vor Ort in Ihrem Unternehmen.</text:span></text:h>
      <text:p text:style-name="P4"><text:span text:style-name="T4">Mit unserem medizinischen Gesundheitscheck werden Ihre Mitarbeiter*innen </text:span><text:span text:style-name="T5">medizinisch</text:span><text:span text:style-name="T4"> untersucht und </text:span><text:span text:style-name="T5">direkt bei Ihnen vor Ort </text:span><text:span text:style-name="T4">beraten. Ohne weite Wege und zusätzlichen Zeitaufwand.</text:span></text:p>
      <text:p text:style-name="P4"><text:span text:style-name="T4"/></text:p>
      <text:p text:style-name="P6"><text:span text:style-name="T7">Quick-Check:</text:span></text:p>
      <text:p text:style-name="P5"><text:span text:style-name="T6">Der Quick Check ist zielgerichtete Vorortuntersuchung, bei der eine Blut- und Urinuntersuchung sowie klinische Funktionstest innerhalb von 15 Minuten durchgeführt werden. Dies bietet zum einem eine effiziente Gesundheitsprävention und spart Ihnen und Ihren Mitarbeitern Zeit und zusätzlichen Aufwand.</text:span></text:p>
      <text:p text:style-name="P5"><text:span text:style-name="T6"/></text:p>
      <text:p text:style-name="P6"><text:span text:style-name="T7">Mobiler Full-Check:</text:span></text:p>
      <text:p text:style-name="P5"><text:span text:style-name="T6">Hierbei kann zum Quick-Check noch eine komplette sonographische Untersuchung vor Ort vorgenommen werden. Die zu untersuchenden Organe richten sich hierbei nach dem jeweiligen Risikoprofil des Patienten. Möglich sind <text:s/>Ultraschalluntersuchungen von</text:span></text:p>
      <text:p text:style-name="P5"><text:span text:style-name="T6">- Schilddrüse</text:span></text:p>
      <text:p text:style-name="P5"><text:span text:style-name="T6">- Hals- und Beingefäße</text:span></text:p>
      <text:p text:style-name="P5"><text:span text:style-name="T6">- Herz</text:span></text:p>
      <text:p text:style-name="P5"><text:span text:style-name="T6">- Bauchorgane und -gefäße</text:span></text:p>
      <text:p text:style-name="P5"><text:span text:style-name="T6"/></text:p>
      <text:p text:style-name="P5"><text:span text:style-name="T6"/></text:p>
      <text:p text:style-name="P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ato" svg:font-family="Lato, sans-serif"/>
    <style:font-face style:name="alArial" svg:font-family="alAria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2-06-06T14:44:43.288262307</meta:creation-date>
    <dc:date>2022-06-06T14:58:46.111028291</dc:date>
    <meta:editing-duration>PT14M2S</meta:editing-duration>
    <meta:editing-cycles>2</meta:editing-cycles>
    <meta:generator>LibreOffice/6.4.7.2$MacOSX_X86_64 LibreOffice_project/639b8ac485750d5696d7590a72ef1b496725cfb5</meta:generator>
    <meta:document-statistic meta:table-count="0" meta:image-count="0" meta:object-count="0" meta:page-count="1" meta:paragraph-count="11" meta:word-count="116" meta:character-count="920" meta:non-whitespace-character-count="814"/>
  </office:meta>
</office:document-meta>
</file>